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text:list-style style:name="L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" style:family="paragraph">
      <style:paragraph-properties fo:line-height="100.00%" fo:text-align="left" fo:margin-left="-18.00pt" fo:text-indent="18.00pt"/>
    </style:style>
    <style:style style:name="P4" style:family="paragraph">
      <style:paragraph-properties fo:line-height="100.00%" fo:text-align="left"/>
    </style:style>
    <text:list-style style:name="L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5" style:family="paragraph">
      <style:paragraph-properties fo:line-height="100.00%" fo:text-align="left" fo:margin-left="-18.00pt" fo:text-indent="18.00pt"/>
    </style:style>
    <style:style style:name="P6" style:family="paragraph">
      <style:paragraph-properties fo:line-height="100.00%" fo:text-align="left"/>
    </style:style>
    <text:list-style style:name="L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7" style:family="paragraph">
      <style:paragraph-properties fo:line-height="100.00%" fo:text-align="left" fo:margin-left="-18.00pt" fo:text-indent="18.00pt"/>
    </style:style>
    <style:style style:name="P8" style:family="paragraph">
      <style:paragraph-properties fo:line-height="100.00%" fo:text-align="left"/>
    </style:style>
  </office:automatic-styles>
  <office:body>
    <office:text>
      <text:p text:style-name="P1"><text:span text:style-name="T1">-News Companion-</text:span></text:p>
      <text:p text:style-name="P1"><text:span text:style-name="T2">Documenta</text:span><text:span text:style-name="T3">ție</text:span></text:p>
      <text:p text:style-name="P2"><text:span text:style-name="T4"/></text:p>
      <text:p text:style-name="P2"><text:span text:style-name="T5">Tehnologii folosite:</text:span></text:p>
      <text:list text:style-name="L3">
        <text:list-item>
          <text:p text:style-name="P3"><text:span text:style-name="T6">News API;</text:span></text:p>
        </text:list-item>
        <text:list-item>
          <text:p text:style-name="P3"><text:span text:style-name="T6">Alan AI (scripturile sunt scrise în JavaScript);</text:span></text:p>
        </text:list-item>
        <text:list-item>
          <text:p text:style-name="P3"><text:span text:style-name="T6">Java (Android Studio).</text:span></text:p>
        </text:list-item>
      </text:list>
      <text:p text:style-name="P4"><text:span text:style-name="T7"/></text:p>
      <text:p text:style-name="P4"><text:span text:style-name="T8">Func</text:span><text:span text:style-name="T9">ționalități:</text:span></text:p>
      <text:list text:style-name="L5">
        <text:list-item>
          <text:p text:style-name="P5"><text:span text:style-name="T10">afi</text:span><text:span text:style-name="T11">șează știrile (titlu, descriere, sursă) sub formă de carduri individuale așezate<text:s/></text:span><text:span text:style-name="T12">într-o list</text:span><text:span text:style-name="T13">ă verticală;</text:span></text:p>
        </text:list-item>
        <text:list-item>
          <text:p text:style-name="P5"><text:span text:style-name="T14">un buton în dreapta jos care activeaz</text:span><text:span text:style-name="T15">ă asistentul pentru a primi comenzi vocale<text:s/></text:span><text:span text:style-name="T16">în limba englez</text:span><text:span text:style-name="T17">ă.</text:span></text:p>
        </text:list-item>
      </text:list>
      <text:p text:style-name="P6"><text:span text:style-name="T18"/></text:p>
      <text:p text:style-name="P6"><text:span text:style-name="T19">Comenzi pe care le poate primi asistentul vocal:</text:span></text:p>
      <text:list text:style-name="L7">
        <text:list-item>
          <text:p text:style-name="P7"><text:span text:style-name="T20">Give me the news from {source}<text:s/></text:span><text:span text:style-name="T21">–</text:span><text:span text:style-name="T22"><text:s/>caut</text:span><text:span text:style-name="T23">ă și afișează știrile care aparțin de o anumită sursă;</text:span></text:p>
        </text:list-item>
        <text:list-item>
          <text:p text:style-name="P7"><text:span text:style-name="T24">what's up with {term}<text:s/></text:span><text:span text:style-name="T25">–</text:span><text:span text:style-name="T26"><text:s/>caut</text:span><text:span text:style-name="T27">ă și afișează știrile care conțin un anumit termen/cuv</text:span><text:span text:style-name="T28">ânt/subiect;</text:span></text:p>
        </text:list-item>
        <text:list-item>
          <text:p text:style-name="P7"><text:span text:style-name="T29">(show|what is|tell me|what's|what are|what're|read) (the|) (recent|latest|)<text:s text:c="2"/>(Nnews|headlines) (in|about|on|) {categorie})` SAU<text:s text:c="2"/>read|show|get|bring me|give me) (the|) (recent|latest)<text:s text:c="2"/>{categorie} (News|headlines)<text:s text:c="2"/>-<text:s text:c="2"/>caut</text:span><text:span text:style-name="T30">ă și afișează știri care aparțin de o anumită categorie.</text:span></text:p>
        </text:list-item>
      </text:list>
      <text:p text:style-name="P8"><text:span text:style-name="T31"/></text:p>
      <text:p text:style-name="P8"><text:span text:style-name="T32">Exemplu de rezultat dup</text:span><text:span text:style-name="T33">ă primirea comenzii ,,Give me the news from CNN”:</text:span></text:p>
      <text:p text:style-name="P8"><draw:frame text:anchor-type="as-char" svg:width="69.64mm" svg:height="128.27mm" style:rel-width="scale" style:rel-height="scale"><draw:object-ole xlink:href="OleObj1"/><draw:image xlink:href="ObjectReplacements/OleObj1"/></draw:frame><text:span text:style-name="T34"/></text:p>
      <text:p text:style-name="P8"><text:span text:style-name="T34"/></text:p>
      <text:p text:style-name="P8"><text:span text:style-name="T34"/></text:p>
      <text:p text:style-name="P8"><text:span text:style-name="T35">Prima pagin</text:span><text:span text:style-name="T36">ă conține o listă cu exemple de comenzi:</text:span><text:span text:style-name="T37"/></text:p>
      <text:p text:style-name="P8"><draw:frame text:anchor-type="as-char" svg:width="69.00mm" svg:height="127.21mm" style:rel-width="scale" style:rel-height="scale"><draw:object-ole xlink:href="OleObj2"/><draw:image xlink:href="ObjectReplacements/OleObj2"/></draw:frame><text:span text:style-name="T37"/></text:p>
      <text:p text:style-name="P8"><text:span text:style-name="T37"/></text:p>
      <text:p text:style-name="P8"><draw:frame text:anchor-type="as-char" svg:width="69.22mm" svg:height="127.64mm" style:rel-width="scale" style:rel-height="scale"><draw:object-ole xlink:href="OleObj3"/><draw:image xlink:href="ObjectReplacements/OleObj3"/></draw:frame><text:span text:style-name="T37"/></text:p>
      <text:p text:style-name="P8"><text:span text:style-name="T37"/></text:p>
      <text:p text:style-name="P8"><text:span text:style-name="T38">Pentru a ne<text:s/></text:span><text:span text:style-name="T39">î</text:span><text:span text:style-name="T40">ntoarce la prima pagin</text:span><text:span text:style-name="T41">ă se rostește comanda "Go back".</text:span><text:span text:style-name="T4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